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paniały jest</text:span><text:span text:style-name="T1"><text:line-break/></text:span><text:span text:style-name="T1">majestat Twó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ak piękne jest Twoje oblicze, o 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5-20T13:48:28</meta:creation-date>
    <dc:date>2014-10-14T12:58:00.121000000</dc:date>
    <dc:language>pl-PL</dc:language>
    <meta:editing-cycles>15</meta:editing-cycles>
    <meta:editing-duration>PT8M17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